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izedConstructorInstantiator.checkParameterized( Constructor &lt; ? &gt; constructor , Field fie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rameterizedConstructorInstantiator.ParameterizedConstructorInstantiator( Object testClass , Field field , ConstructorArgumentResolver argument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eldInitializer.checkNotLocal( Field fie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eldInitializer.FieldInitializer( Object fieldOwner , Field field , ConstructorInstantiator instanti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oArgConstructorInstantiator.NoArgConstructorInstantiator( Object testClass , Field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Initializer.checkNotAbstract( Field fie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ameterizedConstructorInstantiator.compare( Constructor &lt; ? &gt; constructorA , Constructor &lt; ? &gt; constructor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eldInitializer.acquireField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eldInitializer.FieldInitializer( Object fieldOwner , Field field , ConstructorArgumentResolver arg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ArgConstructorInstantiator.instantia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ParameterizedConstructorInstantiator.instantia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FieldInitializer.checkNotInterface( Field fie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eldInitializer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ieldInitializer.checkNotEnum( Field fie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eldInitializer.FieldInitializer( Object fieldOwner , Field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zedConstructorInstantiator.biggestConstructor( Class &lt; ? &gt; clazz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ameterizedConstructorInstantiator.countMockableParams( Constructor &lt; ? &gt; construc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eldInitializer.checkNotInner( Field fiel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